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365b" officeooo:paragraph-rsid="0014365b" style:font-weight-asian="bold" style:font-weight-complex="bold"/>
    </style:style>
    <style:style style:name="P2" style:family="paragraph" style:parent-style-name="Standard">
      <style:text-properties officeooo:rsid="00153f55" officeooo:paragraph-rsid="0014365b"/>
    </style:style>
    <style:style style:name="P3" style:family="paragraph" style:parent-style-name="Standard">
      <style:text-properties officeooo:rsid="00153f55" officeooo:paragraph-rsid="00153f55"/>
    </style:style>
    <style:style style:name="P4" style:family="paragraph" style:parent-style-name="Standard" style:list-style-name="L1">
      <style:text-properties officeooo:rsid="00153f55" officeooo:paragraph-rsid="00153f55"/>
    </style:style>
    <style:style style:name="P5" style:family="paragraph" style:parent-style-name="Standard" style:list-style-name="L2">
      <style:text-properties officeooo:rsid="00153f55" officeooo:paragraph-rsid="00153f55"/>
    </style:style>
    <style:style style:name="P6" style:family="paragraph" style:parent-style-name="Standard">
      <style:paragraph-properties>
        <style:tab-stops>
          <style:tab-stop style:position="3.5043in"/>
        </style:tab-stops>
      </style:paragraph-properties>
      <style:text-properties officeooo:rsid="00153f55" officeooo:paragraph-rsid="00153f55"/>
    </style:style>
    <style:style style:name="P7" style:family="paragraph" style:parent-style-name="Standard" style:list-style-name="L1">
      <style:text-properties officeooo:rsid="0015ca66" officeooo:paragraph-rsid="0015ca66"/>
    </style:style>
    <style:style style:name="P8" style:family="paragraph" style:parent-style-name="Standard" style:list-style-name="L2">
      <style:text-properties officeooo:rsid="001894a1" officeooo:paragraph-rsid="001894a1"/>
    </style:style>
    <style:style style:name="P9" style:family="paragraph" style:parent-style-name="Standard" style:list-style-name="L1">
      <style:text-properties officeooo:rsid="001a01f7" officeooo:paragraph-rsid="001a01f7"/>
    </style:style>
    <style:style style:name="P10" style:family="paragraph" style:parent-style-name="Standard" style:list-style-name="L3">
      <style:text-properties officeooo:rsid="001a54a6" officeooo:paragraph-rsid="001a54a6"/>
    </style:style>
    <style:style style:name="T1" style:family="text">
      <style:text-properties style:text-position="super 58%"/>
    </style:style>
    <style:style style:name="T2" style:family="text">
      <style:text-properties officeooo:rsid="0016c45b"/>
    </style:style>
    <style:style style:name="T3" style:family="text">
      <style:text-properties officeooo:rsid="001a01f7"/>
    </style:style>
    <style:style style:name="T4" style:family="text">
      <style:text-properties officeooo:rsid="001a54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ar Installation</text:p>
      <text:p text:style-name="P2"/>
      <text:p text:style-name="P3">Solar calculation</text:p>
      <text:list xml:id="list2081925479" text:style-name="L2">
        <text:list-item>
          <text:p text:style-name="P8">For these calculations refer to Calculator doc</text:p>
          <text:list>
            <text:list-item>
              <text:p text:style-name="P5">Load<text:span text:style-name="T2"> </text:span></text:p>
            </text:list-item>
            <text:list-item>
              <text:p text:style-name="P5">Panel size</text:p>
            </text:list-item>
            <text:list-item>
              <text:p text:style-name="P5">Battery size</text:p>
            </text:list-item>
            <text:list-item>
              <text:p text:style-name="P5">Charge controller</text:p>
            </text:list-item>
          </text:list>
          <text:p text:style-name="P5"/>
        </text:list-item>
      </text:list>
      <text:p text:style-name="P3">Solar Panel orientation</text:p>
      <text:list xml:id="list3286710662" text:style-name="L1">
        <text:list-item>
          <text:p text:style-name="P4">Mounting brackets</text:p>
          <text:list>
            <text:list-item>
              <text:p text:style-name="P4"/>
            </text:list-item>
          </text:list>
        </text:list-item>
        <text:list-item>
          <text:p text:style-name="P4">Orientation angle</text:p>
          <text:list>
            <text:list-item>
              <text:p text:style-name="P9">Solar panels shoul<text:span text:style-name="T4">d be facing north</text:span></text:p>
            </text:list-item>
            <text:list-item>
              <text:p text:style-name="P7">14<text:span text:style-name="T1">0</text:span> <text:span text:style-name="T3">use an inclinometer</text:span></text:p>
            </text:list-item>
          </text:list>
        </text:list-item>
      </text:list>
      <text:p text:style-name="P6">Cable type and size</text:p>
      <text:list xml:id="list3384081452" text:style-name="L3">
        <text:list-item>
          <text:p text:style-name="P10">Solar panels should be installed using 6mm cables</text:p>
        </text:list-item>
        <text:list-item>
          <text:p text:style-name="P10">Three cables to be used.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4:15.595986647</meta:creation-date>
    <dc:date>2017-11-02T15:02:40.041617099</dc:date>
    <meta:editing-duration>PT24M49S</meta:editing-duration>
    <meta:editing-cycles>5</meta:editing-cycles>
    <meta:generator>LibreOffice/5.4.1.2$Linux_X86_64 LibreOffice_project/40m0$Build-2</meta:generator>
    <meta:document-statistic meta:table-count="0" meta:image-count="0" meta:object-count="0" meta:page-count="1" meta:paragraph-count="18" meta:word-count="66" meta:character-count="346" meta:non-whitespace-character-count="308"/>
  </office:meta>
</office:document-meta>
</file>